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0.00pt" fo:font-weight="bold" fo:font-family="'Arial Black'" style:font-family-asian="'Arial Black'" style:font-family-complex="'Arial Black'" fo:background-color="transparent" style:use-window-font-color="true"/>
    </style:style>
    <style:style style:name="T3" style:family="text">
      <style:text-properties fo:font-size="26.00pt" fo:font-weight="normal" fo:font-family="Calibri" style:font-family-asian="Calibri" style:font-family-complex="Calibri" fo:background-color="transparent" style:use-window-font-color="true"/>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Arial Black'" style:font-family-asian="'Arial Black'" style:font-family-complex="'Arial Black'" fo:background-color="transparent" style:use-window-font-color="true"/>
    </style:style>
    <style:style style:name="T7" style:family="text">
      <style:text-properties fo:font-size="22.00pt" fo:font-weight="bold" fo:font-family="'Arial Black'" style:font-family-asian="'Arial Black'" style:font-family-complex="'Arial Black'" fo:background-color="transparent" style:use-window-font-color="true"/>
    </style:style>
    <style:style style:name="T8" style:family="text">
      <style:text-properties fo:font-size="11.00pt" fo:font-weight="bold" fo:font-family="'Arial Black'" style:font-family-asian="'Arial Black'" style:font-family-complex="'Arial Black'"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2.00pt" fo:font-weight="bold" fo:font-family="'Arial Black'" style:font-family-asian="'Arial Black'" style:font-family-complex="'Arial Black'" fo:background-color="transparent" style:use-window-font-color="true"/>
    </style:style>
    <style:style style:name="T11" style:family="text">
      <style:text-properties fo:font-size="24.00pt" fo:font-weight="bold" fo:font-family="'Arial Black'" style:font-family-asian="'Arial Black'" style:font-family-complex="'Arial Black'" fo:background-color="transparent" style:use-window-font-color="true"/>
    </style:style>
    <style:style style:name="T12" style:family="text">
      <style:text-properties fo:font-size="24.00pt" fo:font-weight="bold" fo:font-family="'Bodoni MT Black'" style:font-family-asian="'Bodoni MT Black'" style:font-family-complex="'Bodoni MT Black'"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24.00pt" fo:font-weight="normal" fo:font-family="Calibri" style:font-family-asian="Calibri" style:font-family-complex="Calibri" fo:background-color="transparent" style:use-window-font-color="true"/>
    </style:style>
    <style:style style:name="T15" style:family="text">
      <style:text-properties fo:font-size="22.00pt" fo:font-weight="bold" fo:font-family="'Arial Black'" style:font-family-asian="'Arial Black'" style:font-family-complex="'Arial Black'" fo:background-color="transparent" style:use-window-font-color="true"/>
    </style:style>
    <style:style style:name="T16" style:family="text">
      <style:text-properties fo:font-size="24.00pt" fo:font-weight="bold" fo:font-family="'Arial Black'" style:font-family-asian="'Arial Black'" style:font-family-complex="'Arial Black'"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22.00pt" fo:font-weight="bold" fo:font-family="'Arial Black'" style:font-family-asian="'Arial Black'" style:font-family-complex="'Arial Black'" fo:background-color="transparent" style:use-window-font-color="true"/>
    </style:style>
    <style:style style:name="T19" style:family="text">
      <style:text-properties fo:font-size="12.00pt" fo:font-weight="bold"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22.00pt" fo:font-weight="bold" fo:font-family="'Arial Black'" style:font-family-asian="'Arial Black'" style:font-family-complex="'Arial Black'" fo:background-color="transparent" style:use-window-font-color="true"/>
    </style:style>
    <style:style style:name="T22" style:family="text">
      <style:text-properties fo:font-size="12.00pt" fo:font-weight="bold" fo:font-family="'Arial Black'" style:font-family-asian="'Arial Black'" style:font-family-complex="'Arial Black'"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22.00pt" fo:font-weight="bold" fo:font-family="'Arial Black'" style:font-family-asian="'Arial Black'" style:font-family-complex="'Arial Black'"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tab-stops>
          <style:tab-stop style:position="450.00pt"/>
        </style:tab-stops>
      </style:paragraph-properties>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office:automatic-styles>
  <office:body>
    <office:text>
      <text:p text:style-name="P1"><text:span text:style-name="T1"/></text:p>
      <text:p text:style-name="P1"><text:span text:style-name="T2">PROJECT : CRUDE OIL PREDICTION</text:span><text:span text:style-name="T3"/></text:p>
      <text:p text:style-name="P1"><text:span text:style-name="T4">TEAM ID:PNT2022TMID43614</text:span></text:p>
      <text:p text:style-name="P1"><text:span text:style-name="T4">TEAM LEADER: SHIVAM KUMAR</text:span></text:p>
      <text:p text:style-name="P1"><text:span text:style-name="T4">TEAM MEMBER:DILKHUSH KUMAR</text:span></text:p>
      <text:p text:style-name="P1"><text:span text:style-name="T4">TEAM MEMBER:ABHINAV RAJ</text:span></text:p>
      <text:p text:style-name="P1"><text:span text:style-name="T4">TEAM MEMBER:SHIVAM KUMAR</text:span></text:p>
      <text:p text:style-name="P1"><text:span text:style-name="T5"/></text:p>
      <text:p text:style-name="P1"><text:span text:style-name="T5"><text:s text:c="47"/></text:span><text:span text:style-name="T6"/></text:p>
      <text:p text:style-name="P1"><text:span text:style-name="T6"><text:s text:c="38"/></text:span><text:span text:style-name="T7">ABSTRACT</text:span><text:span text:style-name="T8"/></text:p>
      <text:p text:style-name="P1"><text:span text:style-name="T9">International gold prices could affect the entire world pricing system. And as International crude oil prices are very complex nonlinear time series, which are not only affected by the domination of objective economic laws, but also by politics and pricing system. Therefore it is difficult to establish an effective prediction model based on the general time series analysis. So we need to understand the effects of international gold prices on crude oil prices to get more accuracy prediction of crude oil prices. In this paper, we build up WBNNK (wavelet-based Boltzmann cooperative neural network and kernel density estimation) model. The international gold ad crude oil prices time series is decomposed into approximate components and random components. The approximate components, which represented the trend of oil price, are predicted with Boltzmann neural network, which is cooperative with international gold prices; the random components are predicted with Gaussian kernel density estimation model. In this paper, we analyzed the time frequency structure of dubieties wavelet transform coefficient modulus for crude oil price time series, and predicted the oil price with Boltzmann neural network and Gaussian kernel density estimation model. The results show that the model has higher prediction accuracy.</text:span></text:p>
      <text:p text:style-name="P1"><text:span text:style-name="T9"/></text:p>
      <text:p text:style-name="P1"><text:span text:style-name="T9"/></text:p>
      <text:p text:style-name="P1"><text:span text:style-name="T9"/></text:p>
      <text:p text:style-name="P2"><text:span text:style-name="T10"><text:s text:c="27"/></text:span><text:span text:style-name="T11">INTRODUCTION</text:span><text:span text:style-name="T12"/></text:p>
      <text:p text:style-name="P3"><text:span text:style-name="T13">International gold prices and crude oil prices traditionally have a relationship. When the gold-dollar relationship is anchored, the international crude oil prices/dollar relationship remains stable as well. When the dollar/gold relationship is malfunctioning, as it is now, capital is wasted as producers try to protect themselves from the damaging impact of inflations and deflations, which ultimately weaken the entire pricing system. Based on the research of crude oil prices formation mechanism and in-depth study of the oil market, the main methods of oil prediction are qualitative prediction method, econometric model, and stochastic model and so on. Most of these methods assume that the international crude oil price series implies a linear relationship, but in fact, crude oil prices are very complex nonlinear time series, which is not only affected by the domination of objective economic laws, but also by politics and pricing system, showed very complex characteristics. Therefore it is difficult to establish an effective prediction model based on the general time series analysis. International gold prices could affect the entire world pricing system. In this paper, we build up WBNNK (wavelet-based boltzman cooperative neural network and kernel density estimation) model. The international gold ad crude oil prices time series is decomposed into approximate components and random components. The approximate components, which represented the trend of oil price, are predicted with Boltzmann neural network, which is cooperative with international gold prices; the random components are predicted with Gaussian kernel density estimation model. In this paper, we analyzed the time-frequency structure of dubieties wavelet transform coefficient modulus for crude oil price time series, and predicted the oil price with Boltzmann neural network and Gaussian kernel density estimation model. The results show that the model has higher prediction accuracy. International crude oil prices International crude oil prices rose to 78.4 U.S. dollars per barrel in July<text:s text:c="2"/>2006.But at he end of 2006, the crude oil. prices fell to around 60 U.S. dollars per barrel</text:span></text:p>
      <text:p text:style-name="P4"><draw:frame text:anchor-type="as-char" svg:width="152.40mm" svg:height="93.84mm" style:rel-width="scale" style:rel-height="scale"><draw:object-ole xlink:href="OleObj1"/><draw:image xlink:href="ObjectReplacements/OleObj1"/></draw:frame><text:span text:style-name="T13"/></text:p>
      <text:p text:style-name="P5"><text:span text:style-name="T13">Organization of Petroleum Exporting Countries (OPEC) announced that OPEC's crude oil output will decreased from 27.50 million barrels per day down to 26.30 million barrels per day from November 2006. Taken as a whole, the international market curde oil prices remained high from 2006 to 2007. Due to the American financial crisis, the global economic situation has not improved from October 2008. And the international oil prices have been in a recession, because a serious shortage of</text:span><text:span text:style-name="T14"/></text:p>
      <text:p text:style-name="P5"><text:span text:style-name="T14"/></text:p>
      <text:p text:style-name="P5"><text:span text:style-name="T14"/></text:p>
      <text:p text:style-name="P5"><text:span text:style-name="T14"><text:s text:c="15"/></text:span><text:span text:style-name="T15">BUSINESS SOLUTION</text:span><text:span text:style-name="T16"/></text:p>
      <text:p text:style-name="P5"><text:span text:style-name="T17">While governments have powerful pricing tools at their disposals when it comes to controlling prices for short periods of time, individual businesses have more limited options, which most often involve price smoothing. Most in need of these tools are companies with large fuel expenses, such as airlines, shipping lines, and transportation companies. The need for such products was made clear in 2008, when Northwest CEO, Doug Steenland, testified that U.S. airline carriers were on track to spend "$61.2 billion on jet fuel [that] year, $20 billion more than in 2007, and [were] projected to incur losses totaling close to $10 billion". [3] Companies most often turn to hedging oil prices through forwards, futures, and options, which allow them to lock in either a certain cost or a range of costs in order to avoid massive fluctuations. [6] While there is the possibility of losing out on savings if fuel prices drops, financial markets far prefer to avoid the uncertainty and can gain greatly by hedging. In fact, unusually aggressive hedging practices by Southwest Airlines allowed the company to save more $455 million in 2004, $892 million in 2005, $675 million in 2006 and $439 million in the first nine months of 2007, during a period of increasing prices. [7] Providers of futures contracts often include fuel management companies, oil companies, financial institutions, and utilities providers with teams specializing in the industry.</text:span></text:p>
      <text:p text:style-name="P5"><text:span text:style-name="T18"/></text:p>
      <text:p text:style-name="P5"><text:span text:style-name="T18"><text:s text:c="10"/>RESULT AND DISCUSSION</text:span><text:span text:style-name="T19"/></text:p>
      <text:p text:style-name="P5"><text:span text:style-name="T20"><text:s/>In this paper, we build up WBNNK model based on wavelet-based cooperative Boltzmann neural network and kernel density estimation. The international oil prices time series is decomposed into approximate components and random components. The approximate components, which represented the trend of oil price, are predicted with Boltzmann neural network; the random components are predicted with Gaussian kernel density estimation model. In this paper, we analyzed the time-frequency structure of dubieties wavelet transform coefficient modulus for international gold and crude oil price time series, and predicted the oil price with cooperative Boltzmann neural network and Gaussian kernel density estimation model. </text:span></text:p>
      <text:p text:style-name="P5"><text:span text:style-name="T20"/></text:p>
      <text:p text:style-name="P5"><text:span text:style-name="T20"><text:s text:c="33"/></text:span><text:span text:style-name="T21">ACKNOWLEDGEMENT</text:span><text:span text:style-name="T22"/></text:p>
      <text:p text:style-name="P5"><text:span text:style-name="T23">© Carlos Ezquerro. The author warrants that the work is the author's own and that Stanford University provided no input other than typesetting and referencing guidelines. The author grants permission to copy, distribute and display this work in unaltered form, with attribution to the author, for noncommercial purposes only. All other rights, including commercial rights, are reserved to the author.</text:span></text:p>
      <text:p text:style-name="P5"><text:span text:style-name="T23"><text:s text:c="30"/></text:span><text:span text:style-name="T24"/></text:p>
      <text:p text:style-name="P5"><text:span text:style-name="T24"><text:s text:c="14"/>REFERENCES</text:span></text:p>
      <text:p text:style-name="P5"><text:span text:style-name="T25">[1]<text:s text:c="2"/>M. Ball, M. Wietschel and O. Rentz, “Integration of a hydrogen economy into the German energy system: an optimising modelling approach,” Int J Hydrogen Energy, vol. 32, Dec. 2007, pp. 1355-1368, doi:10.1016/j.ijhydene.2006.10.016 </text:span></text:p>
      <text:p text:style-name="P5"><text:span text:style-name="T25">[2]<text:s text:c="2"/>Wang Wensheng, Ding Jing, Li Yueqing. Hydrology wavelet analysis. Bejing: Chemical industry press,    . </text:span></text:p>
      <text:p text:style-name="P5"><text:span text:style-name="T25">[3]<text:s text:c="2"/>Zhang Jinliang, Tang Mingming, Tao Mingxin. Wavelet-Based Boltzman Neural Network and kernel density estimation model portfolio in international crude oil prices prediction. International Conference on Future Computer and Communication. 2009.</text:span></text:p>
      <text:p text:style-name="P5"><text:span text:style-name="T25"/></text:p>
      <text:p text:style-name="P5"><text:span text:style-name="T25"><text:s text:c="27"/></text:span></text:p>
      <text:p text:style-name="P5"><text:span text:style-name="T25"/></text:p>
      <text:p text:style-name="P5"><text:span text:style-name="T25"><text:s text:c="47"/></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